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77cm" fo:margin-left="0.028cm" table:align="left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2.843cm"/>
    </style:style>
    <style:style style:name="Table1.C" style:family="table-column">
      <style:table-column-properties style:column-width="2.845cm"/>
    </style:style>
    <style:style style:name="Table1.D" style:family="table-column">
      <style:table-column-properties style:column-width="2.822cm"/>
    </style:style>
    <style:style style:name="Table1.E" style:family="table-column">
      <style:table-column-properties style:column-width="5.6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21684" officeooo:paragraph-rsid="00021684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021684" officeooo:paragraph-rsid="00021684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030f57" officeooo:paragraph-rsid="00030f57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021684" officeooo:paragraph-rsid="00021684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21684" officeooo:paragraph-rsid="00021684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30f57" officeooo:paragraph-rsid="00030f57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30f57" officeooo:paragraph-rsid="00030f57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normal" officeooo:rsid="00046ac2" officeooo:paragraph-rsid="00046ac2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normal" officeooo:rsid="00096a71" officeooo:paragraph-rsid="00096a71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normal" officeooo:rsid="000d10ff" officeooo:paragraph-rsid="000d10ff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style="normal" style:text-underline-style="none" fo:font-weight="normal" officeooo:rsid="00030f57" officeooo:paragraph-rsid="00030f57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style="normal" style:text-underline-style="none" fo:font-weight="normal" officeooo:rsid="00046ac2" officeooo:paragraph-rsid="00046ac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style="normal" style:text-underline-style="none" fo:font-weight="normal" officeooo:rsid="00096a71" officeooo:paragraph-rsid="00096a71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style="normal" style:text-underline-style="none" fo:font-weight="normal" officeooo:rsid="000d10ff" officeooo:paragraph-rsid="000d10ff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style="normal" style:text-underline-style="solid" style:text-underline-width="auto" style:text-underline-color="font-color" fo:font-weight="normal" officeooo:rsid="000d10ff" officeooo:paragraph-rsid="000d10ff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8pt" fo:font-style="normal" style:text-underline-style="none" fo:font-weight="normal" officeooo:rsid="002a11a7" officeooo:paragraph-rsid="00058a4b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style:text-position="0% 100%" fo:font-size="18pt" fo:font-style="normal" style:text-underline-style="none" fo:font-weight="normal" officeooo:rsid="002a11a7" officeooo:paragraph-rsid="00058a4b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style:text-position="0% 100%" fo:font-size="18pt" fo:font-style="normal" style:text-underline-style="none" fo:font-weight="normal" officeooo:rsid="0021867a" officeooo:paragraph-rsid="00058a4b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style:text-position="0% 100%" fo:font-size="18pt" fo:font-style="normal" style:text-underline-style="none" fo:font-weight="normal" officeooo:rsid="0026b59b" officeooo:paragraph-rsid="00058a4b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style:text-position="0% 100%" fo:font-size="18pt" fo:font-style="normal" style:text-underline-style="none" fo:font-weight="normal" officeooo:rsid="002ec985" officeooo:paragraph-rsid="00058a4b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text-line-through-style="none" style:text-line-through-type="none" style:text-position="0% 100%" fo:font-size="18pt" fo:font-style="italic" style:text-underline-style="solid" style:text-underline-width="auto" style:text-underline-color="font-color" fo:font-weight="bold" officeooo:rsid="0021867a" officeooo:paragraph-rsid="00058a4b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f9fbf" officeooo:paragraph-rsid="000f9fbf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021684" officeooo:paragraph-rsid="00021684" style:font-size-asian="20pt" style:font-style-asian="normal" style:font-weight-asian="bold" style:font-size-complex="2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030f57" officeooo:paragraph-rsid="00030f57" style:font-size-asian="20pt" style:font-style-asian="normal" style:font-weight-asian="bold" style:font-size-complex="2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030f57" officeooo:paragraph-rsid="00030f57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bold" officeooo:rsid="00046ac2" officeooo:paragraph-rsid="00046ac2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bold" officeooo:rsid="00054d93" officeooo:paragraph-rsid="00054d93" style:font-size-asian="20pt" style:font-style-asian="normal" style:font-weight-asian="bold" style:font-size-complex="2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bold" officeooo:rsid="00096a71" officeooo:paragraph-rsid="00096a71" style:font-size-asian="20pt" style:font-style-asian="normal" style:font-weight-asian="bold" style:font-size-complex="20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size="20pt" fo:font-style="normal" style:text-underline-style="solid" style:text-underline-width="auto" style:text-underline-color="font-color" fo:font-weight="bold" officeooo:rsid="000d10ff" officeooo:paragraph-rsid="000d10ff" style:font-size-asian="20pt" style:font-style-asian="normal" style:font-weight-asian="bold" style:font-size-complex="2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style="normal" style:text-underline-style="solid" style:text-underline-width="auto" style:text-underline-color="font-color" fo:font-weight="bold" officeooo:rsid="000d10ff" officeooo:paragraph-rsid="000d10ff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fo:font-size="16pt" fo:font-style="normal" style:text-underline-style="none" fo:font-weight="normal" officeooo:rsid="000d10ff" officeooo:paragraph-rsid="000d10ff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text-properties style:text-line-through-style="none" style:text-line-through-type="none" style:text-position="0% 100%" fo:font-size="18pt" fo:font-style="italic" style:text-underline-style="solid" style:text-underline-width="auto" style:text-underline-color="font-color" fo:font-weight="bold" officeooo:rsid="0021867a" officeooo:paragraph-rsid="00058a4b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6pt" fo:font-weight="bold" officeooo:rsid="000c1216" officeooo:paragraph-rsid="000c1216" style:font-size-asian="16pt" style:font-weight-asian="bold" style:font-size-complex="1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6pt" fo:font-weight="bold" officeooo:rsid="000ae50c" officeooo:paragraph-rsid="000ae50c" style:font-size-asian="16pt" style:font-weight-asian="bold" style:font-size-complex="16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6pt" fo:font-weight="bold" officeooo:rsid="00096a71" officeooo:paragraph-rsid="00096a71" style:font-size-asian="16pt" style:font-weight-asian="bold" style:font-size-complex="1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11d03c" officeooo:paragraph-rsid="0011d03c" style:font-size-asian="16pt" style:font-weight-asian="bold" style:font-size-complex="16pt" style:font-weight-complex="bold"/>
    </style:style>
    <style:style style:name="T1" style:family="text">
      <style:text-properties officeooo:rsid="002b6b37"/>
    </style:style>
    <style:style style:name="T2" style:family="text">
      <style:text-properties officeooo:rsid="002dfcba"/>
    </style:style>
    <style:style style:name="T3" style:family="text">
      <style:text-properties officeooo:rsid="002ec985"/>
    </style:style>
    <style:style style:name="T4" style:family="text">
      <style:text-properties officeooo:rsid="000c1216"/>
    </style:style>
    <style:style style:name="T5" style:family="text">
      <style:text-properties officeooo:rsid="000f9fbf"/>
    </style:style>
    <style:style style:name="T6" style:family="text">
      <style:text-properties officeooo:rsid="0010fb21"/>
    </style:style>
    <style:style style:name="T7" style:family="text">
      <style:text-properties officeooo:rsid="0011d03c"/>
    </style:style>
    <style:style style:name="T8" style:family="text">
      <style:text-properties fo:font-weight="bold" officeooo:rsid="00155e6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REPORT</text:p>
      <text:p text:style-name="P22">VLSI-ASSIGNMENT-2</text:p>
      <text:p text:style-name="P1"/>
      <text:p text:style-name="P4"/>
      <text:p text:style-name="P4"/>
      <text:p text:style-name="P23">Aim and Objective:</text:p>
      <text:p text:style-name="P2"/>
      <text:p text:style-name="P5">To implement Mux,Demux,Decoder and Priority Enocder in Xilinx and Candence and also find their area,power,timing reports,diagrams in Verilog,Nclaunch,Genus and Innovus.</text:p>
      <text:p text:style-name="P5"/>
      <text:p text:style-name="P24">Introduction:</text:p>
      <text:p text:style-name="P24">Working of the given blocks.</text:p>
      <text:p text:style-name="P3"/>
      <text:p text:style-name="P25">Mux:</text:p>
      <text:p text:style-name="P6">-<text:span text:style-name="T6">&gt;</text:span> One input is selected out of 2^n inputs using n select lines.</text:p>
      <text:p text:style-name="P3"/>
      <text:p text:style-name="P25">DeMux:</text:p>
      <text:p text:style-name="P7"/>
      <text:p text:style-name="P7">-<text:span text:style-name="T6">&gt; </text:span>One input is sent to 2^n output lines with the help of n select lines</text:p>
      <text:p text:style-name="P7"/>
      <text:p text:style-name="P25">Decoder:</text:p>
      <text:p text:style-name="P3"/>
      <text:p text:style-name="P6"><text:span text:style-name="T6">-&gt;</text:span> n inputs are sent to 2^n outputs along with and additional input ‘enable’.</text:p>
      <text:p text:style-name="P6">-<text:span text:style-name="T6">&gt; </text:span>The decoder sends the inputs to the 2^n output lines only when enable is on,or else the decoder remains off and all outputs are zero.</text:p>
      <text:p text:style-name="P6"/>
      <text:p text:style-name="P25">Priority Encoder:</text:p>
      <text:p text:style-name="P11"/>
      <text:p text:style-name="P11">-<text:span text:style-name="T6">&gt; Priority encoder is used to encode n outputs to 2^n inputs only when the enable is on.And also there is a valid which means that the output we get is valid only when ‘valid’ is on.Valid is used to avoid confusion b/w the cases where all inputs are zero and the case in which i0 is 1.In both the case output ‘000’.However when i0 is 1 valid is on.</text:span></text:p>
      <text:p text:style-name="P11"/>
      <text:p text:style-name="P26"><text:soft-page-break/>Procedure</text:p>
      <text:p text:style-name="P8"/>
      <text:p text:style-name="P27">1)Verilog</text:p>
      <text:p text:style-name="P8"/>
      <text:p text:style-name="P12">-<text:span text:style-name="T6">&gt; </text:span>First we write the verilog codes and test benches for the given circuit blocks.</text:p>
      <text:p text:style-name="P12"/>
      <text:p text:style-name="P12">-<text:span text:style-name="T6">&gt; Then generate RTL schematic and timing diagrams in Xilinx.</text:span></text:p>
      <text:p text:style-name="P12"/>
      <text:p text:style-name="P12">-<text:span text:style-name="T6">&gt; Then write the .ucf files and then genrate the .bit files so that they can be dumped on the FPGA board.</text:span></text:p>
      <text:p text:style-name="P12"/>
      <text:p text:style-name="P12">-<text:span text:style-name="T6">&gt; Before generating .ucf files go to design properties,change the family to SPARTAN3E,device to XC3S500E/1200E(depending on the FPGA board u get),package to FG320 and speed to -5 or -4.</text:span></text:p>
      <text:p text:style-name="P12"/>
      <text:p text:style-name="P12">-<text:span text:style-name="T6">&gt; Get the final summary report and the power report.</text:span></text:p>
      <text:p text:style-name="P12"/>
      <text:p text:style-name="P21">2)CADENCE(Genus and Innovus):</text:p>
      <text:p text:style-name="P21"/>
      <text:p text:style-name="P18">-<text:span text:style-name="T6">&gt; Similar to the first step in Xilinx, we wrote the basic verilog and testbenches codes for the given circuit blocks.</text:span></text:p>
      <text:p text:style-name="P18">-<text:span text:style-name="T6">&gt; Then we use Nclaunch.</text:span></text:p>
      <text:p text:style-name="P18">-<text:span text:style-name="T6">&gt; We compiled the verilog codes written, and simulated them using <text:s text:c="2"/>SimVision to obtain the timing diagrams of the given circuit blocks.</text:span></text:p>
      <text:p text:style-name="P18">-<text:span text:style-name="T6">&gt; Then we took the screenshot of the obtained timing diagram and verified it using the truth tables.</text:span></text:p>
      <text:p text:style-name="P18">-<text:span text:style-name="T6">&gt; Then we used a TCL file called rc_script.tcl to generate the power,area and timing diagrams,RTL schematics and Netlist files for all the circuit blocks.</text:span></text:p>
      <text:p text:style-name="P19">-<text:span text:style-name="T6">&gt; </text:span>We made modifications to a given rc_script.tcl file in order obtain the above files.</text:p>
      <text:p text:style-name="P19">-<text:span text:style-name="T6">&gt;</text:span>Then using the modified rc_script.tcl file,we ran the following command “genus -f rc_script.tcl -gui”.</text:p>
      <text:p text:style-name="P18"><text:soft-page-break/>-<text:span text:style-name="T6">&gt; After entering that command,we open the schematic and get the gate diagram for the given circuit blocks.We also get the area,timing,power and netlist files after entering that command.</text:span></text:p>
      <text:p text:style-name="P18">-<text:span text:style-name="T6">&gt; We then take the screenshots of obtained schematics and also copy all the area,power,timing and netlist files to our desktop from the cadence shell.</text:span></text:p>
      <text:p text:style-name="P18">-<text:span text:style-name="T6">&gt; After this,we use Innovus to obtain an optimised chip level design of the given circuit blocks</text:span></text:p>
      <text:p text:style-name="P18">-<text:span text:style-name="T6">&gt;First,after opening innovus we import the .netlist file of the respective circuit and launch the circuit by loading a given Default.globals files.</text:span></text:p>
      <text:p text:style-name="P18">-<text:span text:style-name="T6">&gt; Then create global power nets, VDD and VSS by going to Connect Globals option in power menu.</text:span></text:p>
      <text:p text:style-name="P17">-<text:span text:style-name="T6">&gt; </text:span>Then add power rings and power stripes using add ring and add stripes options in power me<text:span text:style-name="T1">nu.</text:span></text:p>
      <text:p text:style-name="P17">-<text:span text:style-name="T6">&gt; After that in the Place menu,we choose Place standard cell option and enable IO pins in mode option and then click ok.</text:span></text:p>
      <text:p text:style-name="P17">-<text:span text:style-name="T6">&gt; Then go to Route menu and select Special Route option,then add VDD and VSS nets and click ok.</text:span></text:p>
      <text:p text:style-name="P20">-<text:span text:style-name="T6">&gt; </text:span>Then go to route menu again,go to NanoRoutes,set Route and the click ok. </text:p>
      <text:p text:style-name="P17">-<text:span text:style-name="T6">&gt; Then go to tools menu, and in set Mode,select Specify Analysis Mode.Check on “On-chip variation”, “CPRR”.Click ok.</text:span></text:p>
      <text:p text:style-name="P17">-<text:span text:style-name="T3">Once again repeat the Nanoroute procedure.</text:span></text:p>
      <text:p text:style-name="P17">-<text:span text:style-name="T3">Then go Timing,Report Timing and obtain the ,pre-place,post-route,pre-CTS and post-CTS timing reports for the circuits and take the screen shots of the timing reports obtained in the terminal.</text:span></text:p>
      <text:p text:style-name="P17">-<text:span text:style-name="T3">Then we optimise our design by going to ECO menu,Optimise design,check on post CTS and click ok.</text:span></text:p>
      <text:p text:style-name="P17">-<text:span text:style-name="T3">Use the commands “report_area”, “report_power”,to obtain the area and power reports and get their respective screenshots.</text:span></text:p>
      <text:p text:style-name="P17">-<text:span text:style-name="T3">Then save the design,the optimised netlist file,along with GDS/OASIS file and obtain the gate statistics of the circuits.</text:span></text:p>
      <text:p text:style-name="P16"/>
      <text:p text:style-name="P12"/>
      <text:p text:style-name="P12"><text:soft-page-break/></text:p>
      <text:p text:style-name="P12"/>
      <text:p text:style-name="P11"/>
      <text:p text:style-name="P28">RESULTS AND DISCUSSION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5">Area(Genus)</text:p>
            <text:p text:style-name="P34">(um^2)</text:p>
          </table:table-cell>
          <table:table-cell table:style-name="Table1.A1" office:value-type="string">
            <text:p text:style-name="P35">Power(Genus)</text:p>
            <text:p text:style-name="P34">(nW)</text:p>
          </table:table-cell>
          <table:table-cell table:style-name="Table1.A1" office:value-type="string">
            <text:p text:style-name="P35">Area(Innovus)</text:p>
            <text:p text:style-name="P34">(um^2)</text:p>
          </table:table-cell>
          <table:table-cell table:style-name="Table1.E1" office:value-type="string">
            <text:p text:style-name="P35">Power(innovus)</text:p>
            <text:p text:style-name="P34">(mW)</text:p>
          </table:table-cell>
        </table:table-row>
        <table:table-row>
          <table:table-cell table:style-name="Table1.A2" office:value-type="string">
            <text:p text:style-name="P33">8x1 Mux</text:p>
          </table:table-cell>
          <table:table-cell table:style-name="Table1.A2" office:value-type="string">
            <text:p text:style-name="P34">48</text:p>
          </table:table-cell>
          <table:table-cell table:style-name="Table1.A2" office:value-type="string">
            <text:p text:style-name="P34">1762.027</text:p>
          </table:table-cell>
          <table:table-cell table:style-name="Table1.A2" office:value-type="string">
            <text:p text:style-name="P34">47.6847</text:p>
          </table:table-cell>
          <table:table-cell table:style-name="Table1.E2" office:value-type="string">
            <text:p text:style-name="P34">0.001541</text:p>
          </table:table-cell>
        </table:table-row>
        <table:table-row>
          <table:table-cell table:style-name="Table1.A2" office:value-type="string">
            <text:p text:style-name="P35">8x1 Demux</text:p>
          </table:table-cell>
          <table:table-cell table:style-name="Table1.A2" office:value-type="string">
            <text:p text:style-name="P34">64</text:p>
          </table:table-cell>
          <table:table-cell table:style-name="Table1.A2" office:value-type="string">
            <text:p text:style-name="P37">1571.074</text:p>
          </table:table-cell>
          <table:table-cell table:style-name="Table1.A2" office:value-type="string">
            <text:p text:style-name="P33">63.5796</text:p>
          </table:table-cell>
          <table:table-cell table:style-name="Table1.E2" office:value-type="string">
            <text:p text:style-name="P33">0.0012<text:span text:style-name="T7">0</text:span>7</text:p>
          </table:table-cell>
        </table:table-row>
        <table:table-row>
          <table:table-cell table:style-name="Table1.A2" office:value-type="string">
            <text:p text:style-name="P34">3x8 Decoder</text:p>
          </table:table-cell>
          <table:table-cell table:style-name="Table1.A2" office:value-type="string">
            <text:p text:style-name="P33">64</text:p>
          </table:table-cell>
          <table:table-cell table:style-name="Table1.A2" office:value-type="string">
            <text:p text:style-name="P33">15<text:span text:style-name="T7">55.803</text:span></text:p>
          </table:table-cell>
          <table:table-cell table:style-name="Table1.A2" office:value-type="string">
            <text:p text:style-name="P33">63.5796</text:p>
          </table:table-cell>
          <table:table-cell table:style-name="Table1.E2" office:value-type="string">
            <text:p text:style-name="P33">0.0012<text:span text:style-name="T7">0</text:span>7</text:p>
          </table:table-cell>
        </table:table-row>
        <table:table-row>
          <table:table-cell table:style-name="Table1.A2" office:value-type="string">
            <text:p text:style-name="P34">3x8 P_encoder</text:p>
          </table:table-cell>
          <table:table-cell table:style-name="Table1.A2" office:value-type="string">
            <text:p text:style-name="P33">6<text:span text:style-name="T7">0</text:span></text:p>
          </table:table-cell>
          <table:table-cell table:style-name="Table1.A2" office:value-type="string">
            <text:p text:style-name="P33">1<text:span text:style-name="T7">650.623</text:span></text:p>
          </table:table-cell>
          <table:table-cell table:style-name="Table1.A2" office:value-type="string">
            <text:p text:style-name="P37">57.5244</text:p>
          </table:table-cell>
          <table:table-cell table:style-name="Table1.E2" office:value-type="string">
            <text:p text:style-name="P33">0.001<text:span text:style-name="T7">248</text:span></text:p>
          </table:table-cell>
        </table:table-row>
      </table:table>
      <text:p text:style-name="P9"/>
      <text:p text:style-name="P9"/>
      <text:p text:style-name="P13">-<text:span text:style-name="T6">&gt;</text:span> <text:span text:style-name="T4">We can see that of all the circuits 8x1 mux occupies least area and 8x1 Demux and 3x8 Decoder occupy the highest area.</text:span></text:p>
      <text:p text:style-name="P13"/>
      <text:p text:style-name="P13">-<text:span text:style-name="T6">&gt; Of all the circuit blocks priority encoder consumes the highest power.</text:span></text:p>
      <text:p text:style-name="P13"/>
      <text:p text:style-name="P29">Conclusion:</text:p>
      <text:p text:style-name="P10"/>
      <text:p text:style-name="P14">-<text:span text:style-name="T6">&gt;</text:span> Therefor<text:span text:style-name="T5">e</text:span> we have succesfully implemented mux,demux,decoder and encoder in Xilinx and cadence and obtained their timing,power,area reports in xilinx,genus and innovus.</text:p>
      <text:p text:style-name="P15"/>
      <text:p text:style-name="P30">References:</text:p>
      <text:p text:style-name="P15"/>
      <text:p text:style-name="P14"><text:span text:style-name="T5">1) </text:span><text:a xlink:type="simple" xlink:href="http://www.asicworld.com/" text:style-name="Internet_20_link" text:visited-style-name="Visited_20_Internet_20_Link">www.asicworld.com</text:a>.</text:p>
      <text:p text:style-name="P14"><text:span text:style-name="T5">2)</text:span>Videos uploaded by <text:span text:style-name="T5">TA’</text:span>s.</text:p>
      <text:p text:style-name="P14"/>
      <text:p text:style-name="P14"><text:tab/><text:tab/><text:tab/><text:tab/><text:tab/><text:tab/><text:tab/><text:tab/><text:tab/>-<text:span text:style-name="T8">Rahul kashyap</text:span></text:p>
      <text:p text:style-name="P14"><text:span text:style-name="T8"><text:tab/><text:tab/><text:tab/><text:tab/><text:tab/><text:tab/><text:tab/><text:tab/><text:tab/><text:tab/>201810203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5:10:48.103112660</meta:creation-date>
    <meta:generator>LibreOffice/6.0.7.3$Linux_X86_64 LibreOffice_project/00m0$Build-3</meta:generator>
    <dc:date>2019-09-15T22:19:07.426558816</dc:date>
    <meta:editing-duration>PT1H6M19S</meta:editing-duration>
    <meta:editing-cycles>13</meta:editing-cycles>
    <meta:document-statistic meta:table-count="1" meta:image-count="0" meta:object-count="0" meta:page-count="4" meta:paragraph-count="83" meta:word-count="779" meta:character-count="4719" meta:non-whitespace-character-count="4001"/>
  </office:meta>
</office:document-meta>
</file>